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2.159cm" svg:x="2.27cm" svg:y="4.429cm">
          <text:p text:style-name="P1">Wor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524cm" svg:x="8.366cm" svg:y="6.969cm">
          <text:p text:style-name="P1">View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524cm" svg:x="1.508cm" svg:y="10.525cm">
          <text:p text:style-name="P1">viewTemplate.ej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5.445cm" svg:x2="8.366cm" svg:y2="7.731cm">
          <text:p/>
        </draw:line>
        <draw:line draw:style-name="gr2" draw:text-style-name="P1" draw:layer="layout" svg:x1="10.652cm" svg:y1="8.493cm" svg:x2="4.683cm" svg:y2="10.525cm">
          <text:p/>
        </draw:line>
        <draw:custom-shape draw:style-name="gr1" draw:text-style-name="P1" draw:layer="layout" svg:width="7.62cm" svg:height="1.143cm" svg:x="10.271cm" svg:y="10.906cm">
          <text:p text:style-name="P1">Js Dependenci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Moyne Collins</meta:initial-creator>
    <meta:creation-date>2013-09-10T19:11:50</meta:creation-date>
    <dc:date>2013-09-10T19:52:29</dc:date>
    <dc:creator>LeMoyne Collins</dc:creator>
    <meta:editing-duration>PT10M2S</meta:editing-duration>
    <meta:editing-cycles>1</meta:editing-cycles>
    <meta:document-statistic meta:object-count="6"/>
    <meta:generator>LibreOffice/4.0.2.2$Linux_X86_64 LibreOffice_project/400m0$Build-2</meta:generator>
  </office:meta>
</office:document-meta>
</file>